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42eb" officeooo:paragraph-rsid="001d42eb"/>
    </style:style>
    <style:style style:name="P2" style:family="paragraph" style:parent-style-name="Standard">
      <style:paragraph-properties fo:text-align="justify" style:justify-single-word="false"/>
      <style:text-properties officeooo:rsid="001d42eb" officeooo:paragraph-rsid="001d42eb"/>
    </style:style>
    <style:style style:name="P3" style:family="paragraph" style:parent-style-name="Standard">
      <style:paragraph-properties fo:text-align="justify" style:justify-single-word="false"/>
      <style:text-properties officeooo:rsid="001d62b3" officeooo:paragraph-rsid="001d62b3"/>
    </style:style>
    <style:style style:name="P4" style:family="paragraph" style:parent-style-name="Standard">
      <style:paragraph-properties fo:text-align="justify" style:justify-single-word="false"/>
      <style:text-properties officeooo:rsid="001e57b6" officeooo:paragraph-rsid="001e57b6"/>
    </style:style>
    <style:style style:name="P5" style:family="paragraph" style:parent-style-name="Standard">
      <style:paragraph-properties fo:text-align="justify" style:justify-single-word="false"/>
      <style:text-properties officeooo:rsid="001e57b6" officeooo:paragraph-rsid="002b6248"/>
    </style:style>
    <style:style style:name="P6" style:family="paragraph" style:parent-style-name="Standard">
      <style:paragraph-properties fo:text-align="justify" style:justify-single-word="false"/>
      <style:text-properties officeooo:rsid="0021ba99" officeooo:paragraph-rsid="0021ba99"/>
    </style:style>
    <style:style style:name="P7" style:family="paragraph" style:parent-style-name="Standard">
      <style:paragraph-properties fo:text-align="justify" style:justify-single-word="false"/>
      <style:text-properties officeooo:rsid="002320b7" officeooo:paragraph-rsid="002320b7"/>
    </style:style>
    <style:style style:name="P8" style:family="paragraph" style:parent-style-name="Standard">
      <style:paragraph-properties fo:text-align="justify" style:justify-single-word="false"/>
      <style:text-properties officeooo:rsid="002320b7" officeooo:paragraph-rsid="002b6248"/>
    </style:style>
    <style:style style:name="P9" style:family="paragraph" style:parent-style-name="Standard">
      <style:paragraph-properties fo:text-align="justify" style:justify-single-word="false"/>
      <style:text-properties officeooo:rsid="002320b7" officeooo:paragraph-rsid="002d5676"/>
    </style:style>
    <style:style style:name="P10" style:family="paragraph" style:parent-style-name="Standard">
      <style:paragraph-properties fo:text-align="justify" style:justify-single-word="false"/>
      <style:text-properties officeooo:rsid="00273083" officeooo:paragraph-rsid="00273083"/>
    </style:style>
    <style:style style:name="P11" style:family="paragraph" style:parent-style-name="Standard">
      <style:paragraph-properties fo:text-align="justify" style:justify-single-word="false"/>
      <style:text-properties officeooo:rsid="00273083" officeooo:paragraph-rsid="0028dc7c"/>
    </style:style>
    <style:style style:name="P12" style:family="paragraph" style:parent-style-name="Standard">
      <style:paragraph-properties fo:text-align="justify" style:justify-single-word="false"/>
      <style:text-properties officeooo:rsid="0028dc7c" officeooo:paragraph-rsid="0028dc7c"/>
    </style:style>
    <style:style style:name="P13" style:family="paragraph" style:parent-style-name="Standard">
      <style:paragraph-properties fo:text-align="justify" style:justify-single-word="false"/>
      <style:text-properties officeooo:rsid="0028dc7c" officeooo:paragraph-rsid="002c40db"/>
    </style:style>
    <style:style style:name="P14" style:family="paragraph" style:parent-style-name="Standard">
      <style:paragraph-properties fo:text-align="justify" style:justify-single-word="false"/>
      <style:text-properties officeooo:rsid="00298804" officeooo:paragraph-rsid="00298804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1d42eb" officeooo:paragraph-rsid="001d42eb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officeooo:rsid="0021ba99" officeooo:paragraph-rsid="0021ba99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298804" officeooo:paragraph-rsid="00298804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2f5649" officeooo:paragraph-rsid="002f5649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fo:font-style="italic" officeooo:rsid="00298804" officeooo:paragraph-rsid="00298804" style:font-size-asian="14pt" style:font-style-asian="italic" style:font-size-complex="14pt" style:font-style-complex="italic"/>
    </style:style>
    <style:style style:name="P20" style:family="paragraph" style:parent-style-name="Standard">
      <style:paragraph-properties fo:text-align="justify" style:justify-single-word="false"/>
      <style:text-properties officeooo:rsid="00267499" officeooo:paragraph-rsid="002b6248"/>
    </style:style>
    <style:style style:name="P21" style:family="paragraph" style:parent-style-name="Standard">
      <style:paragraph-properties fo:text-align="justify" style:justify-single-word="false"/>
      <style:text-properties officeooo:rsid="00267499" officeooo:paragraph-rsid="002d5676"/>
    </style:style>
    <style:style style:name="P22" style:family="paragraph" style:parent-style-name="Standard" style:list-style-name="List_20_1">
      <style:paragraph-properties fo:text-align="justify" style:justify-single-word="false"/>
      <style:text-properties officeooo:paragraph-rsid="0021ba99"/>
    </style:style>
    <style:style style:name="T1" style:family="text">
      <style:text-properties officeooo:rsid="001d62b3"/>
    </style:style>
    <style:style style:name="T2" style:family="text">
      <style:text-properties officeooo:rsid="001e57b6"/>
    </style:style>
    <style:style style:name="T3" style:family="text">
      <style:text-properties officeooo:rsid="001eb539"/>
    </style:style>
    <style:style style:name="T4" style:family="text">
      <style:text-properties officeooo:rsid="001f8025"/>
    </style:style>
    <style:style style:name="T5" style:family="text">
      <style:text-properties officeooo:rsid="00212315"/>
    </style:style>
    <style:style style:name="T6" style:family="text">
      <style:text-properties officeooo:rsid="0021ba99"/>
    </style:style>
    <style:style style:name="T7" style:family="text">
      <style:text-properties officeooo:rsid="002509ca"/>
    </style:style>
    <style:style style:name="T8" style:family="text">
      <style:text-properties officeooo:rsid="00267499"/>
    </style:style>
    <style:style style:name="T9" style:family="text">
      <style:text-properties officeooo:rsid="00273083"/>
    </style:style>
    <style:style style:name="T10" style:family="text">
      <style:text-properties officeooo:rsid="0028dc7c"/>
    </style:style>
    <style:style style:name="T11" style:family="text">
      <style:text-properties officeooo:rsid="00298804"/>
    </style:style>
    <style:style style:name="T12" style:family="text">
      <style:text-properties officeooo:rsid="002b6248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1ba99" style:font-weight-asian="bold" style:font-weight-complex="bold"/>
    </style:style>
    <style:style style:name="T15" style:family="text">
      <style:text-properties fo:font-weight="bold" officeooo:rsid="002b6248" style:font-weight-asian="bold" style:font-weight-complex="bold"/>
    </style:style>
    <style:style style:name="T16" style:family="text">
      <style:text-properties fo:font-weight="bold" officeooo:rsid="00273083" style:font-weight-asian="bold" style:font-weight-complex="bold"/>
    </style:style>
    <style:style style:name="T17" style:family="text">
      <style:text-properties fo:font-weight="bold" officeooo:rsid="0028dc7c" style:font-weight-asian="bold" style:font-weight-complex="bold"/>
    </style:style>
    <style:style style:name="T18" style:family="text">
      <style:text-properties fo:font-weight="bold" officeooo:rsid="00298804" style:font-weight-asian="bold" style:font-weight-complex="bold"/>
    </style:style>
    <style:style style:name="T19" style:family="text">
      <style:text-properties fo:font-style="normal" fo:font-weight="bold" officeooo:rsid="001f8025" style:font-style-asian="normal" style:font-weight-asian="bold" style:font-style-complex="normal" style:font-weight-complex="bold"/>
    </style:style>
    <style:style style:name="T20" style:family="text">
      <style:text-properties officeooo:rsid="002c40db"/>
    </style:style>
    <style:style style:name="T21" style:family="text">
      <style:text-properties officeooo:rsid="002d5676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5pt" fo:font-weight="bold" style:font-size-asian="15pt" style:font-weight-asian="bold" style:font-size-complex="15pt" style:font-weight-complex="bold"/>
    </style:style>
    <style:style style:name="T24" style:family="text">
      <style:text-properties officeooo:rsid="00319c67"/>
    </style:style>
    <style:style style:name="T25" style:family="text">
      <style:text-properties officeooo:rsid="0032e9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ROPOSITION<text:span text:style-name="T24"> </text:span><text:span text:style-name="T25">RÉSEAU</text:span> M<text:span text:style-name="T1">axxie</text:span>B<text:span text:style-name="T1">ot</text:span></text:p>
      <text:p text:style-name="P15"/>
      <text:p text:style-name="P1"/>
      <text:p text:style-name="P1"/>
      <text:p text:style-name="P2">Après discutions avec Antoine et Christophe le 7 octobre <text:span text:style-name="T21">courant.</text:span></text:p>
      <text:p text:style-name="P2"/>
      <text:p text:style-name="P2">J’ai proposé mes visions de l’avenir et ce que je peux apporter comme aide à l’humanité.</text:p>
      <text:p text:style-name="P2"/>
      <text:p text:style-name="P3">Vu que l’état profond utilise lui-même les mêmes outils, soit l<text:span text:style-name="T12">es</text:span> Intelligence<text:span text:style-name="T12">s</text:span> artificielle<text:span text:style-name="T12">s</text:span> <text:span text:style-name="T13">fortes</text:span> (apprenant d’elles même) et, utilisés de manière agressive et invasive.</text:p>
      <text:p text:style-name="P3"/>
      <text:p text:style-name="P3">J’ai donc proposé, à Antoine et à Christophe, de mettre en place <text:span text:style-name="T13">l’inverse</text:span> c’est-à-dire, une intelligence Artificielle <text:span text:style-name="T13">faible</text:span> (qui n’appends pas toute seule).</text:p>
      <text:p text:style-name="P3"/>
      <text:p text:style-name="P3">J’aimerais, par la suite transmettre ce projet à Philippe GUILLEMANT Ingénieur au CNRS.</text:p>
      <text:p text:style-name="P3"/>
      <text:p text:style-name="P3">Le projet <text:span text:style-name="T13">Maxxie</text:span>, serait de créer un réseau en opposition au réseau de l’état profond tels que <text:span text:style-name="T2">leur réseau SKYNENT, dans la série des films Terminator.</text:span></text:p>
      <text:p text:style-name="P3"/>
      <text:p text:style-name="P5">Donc, développer un réseau <text:span text:style-name="T13">MaxxieNet</text:span> à vocation de réseau mondial pour interconnecter les différents services propres à l’Alliance, chaque service étant géré par l’Intelligence Artificielle <text:span text:style-name="T13">faible</text:span>, dans le but, d’aider l’Alliance Humaine à mettre en place le GESARA, chaque Intelligence Artificielle portant le nom <text:span text:style-name="T3">de sa fonction</text:span></text:p>
      <text:p text:style-name="P5"><text:span text:style-name="T3"><text:tab/> - ex</text:span><text:span text:style-name="T12">emple</text:span><text:span text:style-name="T3">: </text:span><text:span text:style-name="T19">MaxxieBot</text:span><text:span text:style-name="T4"> déjà en place, sur les réseaux de communication Tel</text:span><text:span text:style-name="T5">egram de l’Alliance Humaine, et qui est chargé de veiller à garder un climat et une ambiance sereine.</text:span></text:p>
      <text:p text:style-name="P4"/>
      <text:list xml:id="list1985519340" text:style-name="List_20_1">
        <text:list-header>
          <text:p text:style-name="P22"><text:span text:style-name="T6">-Autre exemple : </text:span><text:span text:style-name="T14">MaxxieLove</text:span><text:span text:style-name="T6">, </text:span><text:span text:style-name="T12">l’</text:span><text:span text:style-name="T6">Intelligence Artificielle, qui gérerait à terme <text:s/>une appli de rencontres de l’Alliance Humaine.</text:span></text:p>
        </text:list-header>
      </text:list>
      <text:p text:style-name="P6"/>
      <text:p text:style-name="P16">Tous les « <text:span text:style-name="T13">Maxxie</text:span><text:span text:style-name="T13"> </text:span>» seraient connectés au réseau <text:span text:style-name="T13">MaxxieNet</text:span> qui utilise Internet.</text:p>
      <text:p text:style-name="P6"/>
      <text:p text:style-name="P8"><text:tab/>-Autre exemple :<text:span text:style-name="T13">MaxxieVillages/NEO</text:span>, </text:p>
      <text:p text:style-name="P8"><text:span text:style-name="T12">Q</text:span>ui pourrait être <text:span text:style-name="T7">au cœur des villages NEO/GESARA afin, de veiller sur les villageois </text:span><text:span text:style-name="T8">(rappel intelligence artificielle faible), </text:span></text:p>
      <text:p text:style-name="P20">- les protéger,</text:p>
      <text:p text:style-name="P21">- mettre à leur disposition gratuitement des contenus : artistiques, musicaux, cinématographiques, tutoriels en vidéo etc.</text:p>
      <text:p text:style-name="P9"><text:span text:style-name="T8">- leur permettre de </text:span><text:span text:style-name="T21">réserver et</text:span><text:span text:style-name="T8"> commande</text:span><text:span text:style-name="T21">r</text:span><text:span text:style-name="T8"> dans les restaurants, ce genre de choses, <text:s/></text:span></text:p>
      <text:p text:style-name="P21">- créer des liens entre les individus ayant les mêmes centres d’intérêt.</text:p>
      <text:p text:style-name="P7"/>
      <text:p text:style-name="P7"/>
      <text:p text:style-name="P7"><text:span text:style-name="T9">Autre</text:span><text:span text:style-name="T10">s</text:span><text:span text:style-name="T9"> exemple</text:span><text:span text:style-name="T10">s</text:span><text:span text:style-name="T9"> de </text:span><text:span text:style-name="T16">Maxxie</text:span></text:p>
      <text:p text:style-name="P11">-<text:span text:style-name="T13">MaxxieProf</text:span> <text:tab/><text:tab/><text:tab/><text:tab/>pour aider les apprenants </text:p>
      <text:p text:style-name="P11"><text:span text:style-name="T10">-</text:span><text:span text:style-name="T17">MaxxieLoisirs</text:span><text:span text:style-name="T10"><text:tab/><text:tab/><text:tab/>Tous loisirs</text:span></text:p>
      <text:p text:style-name="P10">-<text:span text:style-name="T17">MaxxieQuantique</text:span><text:span text:style-name="T10"><text:tab/><text:tab/><text:tab/></text:span><text:span text:style-name="T20">E</text:span><text:span text:style-name="T10">nseignements de la physique quantique, aider les <text:tab/><text:tab/><text:tab/><text:tab/><text:tab/><text:tab/><text:tab/>scientifiques qui œuvrent dans ce domaine.</text:span></text:p>
      <text:p text:style-name="P10">- <text:span text:style-name="T17">MaxxiePhilosophe</text:span><text:span text:style-name="T10"> :<text:tab/><text:tab/><text:tab/>Pour aider les philosophes, esprits créatifs………..</text:span></text:p>
      <text:p text:style-name="P10"/>
      <text:p text:style-name="P13">Il pourrait y avoir </text:p>
      <text:p text:style-name="P13">- <text:span text:style-name="T13">MaxxieCœur</text:span> <text:tab/><text:tab/><text:tab/>Pour les paniers du Cœur </text:p>
      <text:p text:style-name="P12">- <text:span text:style-name="T18">MaxxieDoc/et ou MaxxieSanté</text:span><text:span text:style-name="T11"><text:tab/>Pour aider les pratiquants sur soyez heureux</text:span></text:p>
      <text:p text:style-name="P12"><text:soft-page-break/>- <text:span text:style-name="T18">MaxxieTraduction</text:span><text:span text:style-name="T11"><text:tab/><text:tab/><text:tab/>Pour aider les traductions ONG</text:span></text:p>
      <text:p text:style-name="P12"/>
      <text:p text:style-name="P14">Et bien d’autres thèmes : Lumino /thérapie, chromo/<text:span text:style-name="T20">thérapie</text:span> etc.….</text:p>
      <text:p text:style-name="P12"/>
      <text:p text:style-name="P19"><text:span text:style-name="T22">La source du projet initial de </text:span><text:span text:style-name="T23">MaxxieBot,</text:span><text:span text:style-name="T22"> se trouvant au cœur de l’Allianc</text:span>e <text:span text:style-name="T22">Humaine.</text:span></text:p>
      <text:p text:style-name="P17"/>
      <text:p text:style-name="P17"/>
      <text:p text:style-name="P17"/>
      <text:p text:style-name="P17"/>
      <text:p text:style-name="P17"/>
      <text:p text:style-name="P18">Sébastien RONDEAU-CAMEIR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67cm" fo:text-indent="-0.4cm" fo:margin-left="1.6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.071cm" fo:text-indent="-0.4cm" fo:margin-left="2.07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469cm" fo:text-indent="-0.4cm" fo:margin-left="2.46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87cm" fo:text-indent="-0.4cm" fo:margin-left="2.87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27cm" fo:text-indent="-0.4cm" fo:margin-left="3.27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671cm" fo:text-indent="-0.4cm" fo:margin-left="3.67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4.069cm" fo:text-indent="-0.4cm" fo:margin-left="4.06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4.47cm" fo:text-indent="-0.4cm" fo:margin-left="4.47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87cm" fo:text-indent="-0.4cm" fo:margin-left="4.87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5.271cm" fo:text-indent="-0.4cm" fo:margin-left="5.2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8T14:16:54.530000000</meta:creation-date>
    <dc:date>2021-10-10T17:19:12.582000000</dc:date>
    <meta:editing-duration>PT1H18M22S</meta:editing-duration>
    <meta:editing-cycles>19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29" meta:word-count="377" meta:character-count="2567" meta:non-whitespace-character-count="2187"/>
  </office:meta>
</office:document-meta>
</file>